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f2c1" officeooo:paragraph-rsid="0003f2c1"/>
    </style:style>
    <style:style style:name="P2" style:family="paragraph" style:parent-style-name="Standard">
      <style:text-properties officeooo:rsid="000465fb" officeooo:paragraph-rsid="000465fb"/>
    </style:style>
    <style:style style:name="T1" style:family="text">
      <style:text-properties officeooo:rsid="0004f7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m</text:p>
      <text:p text:style-name="P1"/>
      <text:p text:style-name="P2">Familie for stjålet nogle ting</text:p>
      <text:p text:style-name="P2">Familie kontakter politi</text:p>
      <text:p text:style-name="P2">Politi kommer hjem til familien og snakker med dem</text:p>
      <text:p text:style-name="P2">Politi finder tyvene og putter dem I fængsel</text:p>
      <text:p text:style-name="P2"/>
      <text:p text:style-name="P2"/>
      <text:p text:style-name="P2">Die familie <text:span text:style-name="T1">ist Urlaub sein. <text:s/>Wenn die familie kommst zu hause entdecken die zu Mangel dinge in das Häuser. Cd .. cd K<text:tab/>./gitpua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3:40:59.086392828</meta:creation-date>
    <dc:date>2017-05-19T14:58:53.287594440</dc:date>
    <meta:editing-duration>PT25M1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50" meta:character-count="280" meta:non-whitespace-character-count="235"/>
  </office:meta>
</office:document-meta>
</file>